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1.3807in"/>
    </style:style>
    <style:style style:name="co3" style:family="table-column">
      <style:table-column-properties fo:break-before="auto" style:column-width="0.4437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0.9717in"/>
    </style:style>
    <style:style style:name="co6" style:family="table-column">
      <style:table-column-properties fo:break-before="auto" style:column-width="4.8346in"/>
    </style:style>
    <style:style style:name="co7" style:family="table-column">
      <style:table-column-properties fo:break-before="auto" style:column-width="1.8972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LQFP100</text:p>
          </table:table-cell>
          <table:table-cell table:style-name="ce1" office:value-type="string">
            <text:p>LQFP144</text:p>
          </table:table-cell>
          <table:table-cell table:style-name="ce2" office:value-type="string">
            <text:p>Pin 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I/O Lvel</text:p>
          </table:table-cell>
          <table:table-cell table:style-name="ce2" office:value-type="string">
            <text:p>Main Function</text:p>
          </table:table-cell>
          <table:table-cell table:style-name="ce2" office:value-type="string">
            <text:p>Default Alternate Function</text:p>
          </table:table-cell>
          <table:table-cell table:style-name="ce2" office:value-type="string">
            <text:p>Remap Alternate Function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2</text:p>
          </table:table-cell>
          <table:table-cell office:value-type="string">
            <text:p>TRACECK/FSMC_A2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3</text:p>
          </table:table-cell>
          <table:table-cell office:value-type="string">
            <text:p>TRACED0/FSMC_A19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4</text:p>
          </table:table-cell>
          <table:table-cell office:value-type="string">
            <text:p>TRACED1/FSMC_A2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5</text:p>
          </table:table-cell>
          <table:table-cell office:value-type="string">
            <text:p>TRACED2/FSMC_A2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PE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6</text:p>
          </table:table-cell>
          <table:table-cell office:value-type="string">
            <text:p>TRACED3/FSMC_A22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string">
            <text:p>VBAT</text:p>
          </table:table-cell>
          <table:table-cell office:value-type="string">
            <text:p>S</text:p>
          </table:table-cell>
          <table:table-cell/>
          <table:table-cell office:value-type="string">
            <text:p>VBAT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string">
            <text:p>PC13-TAMPERRTC</text:p>
          </table:table-cell>
          <table:table-cell office:value-type="string">
            <text:p>I/O</text:p>
          </table:table-cell>
          <table:table-cell/>
          <table:table-cell office:value-type="string">
            <text:p>PC13</text:p>
          </table:table-cell>
          <table:table-cell office:value-type="string">
            <text:p>TAMPER-RTC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string">
            <text:p>PC14-OSC32_IN</text:p>
          </table:table-cell>
          <table:table-cell office:value-type="string">
            <text:p>I/O</text:p>
          </table:table-cell>
          <table:table-cell/>
          <table:table-cell office:value-type="string">
            <text:p>PC14</text:p>
          </table:table-cell>
          <table:table-cell office:value-type="string">
            <text:p>OSC32_IN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string">
            <text:p>PC15-OSC32_OUT</text:p>
          </table:table-cell>
          <table:table-cell office:value-type="string">
            <text:p>I/O</text:p>
          </table:table-cell>
          <table:table-cell/>
          <table:table-cell office:value-type="string">
            <text:p>PC15</text:p>
          </table:table-cell>
          <table:table-cell office:value-type="string">
            <text:p>OSC32_OUT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PF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0</text:p>
          </table:table-cell>
          <table:table-cell office:value-type="string">
            <text:p>FSMC_A0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PF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</text:p>
          </table:table-cell>
          <table:table-cell office:value-type="string">
            <text:p>FSMC_A1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PF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2</text:p>
          </table:table-cell>
          <table:table-cell office:value-type="string">
            <text:p>FSMC_A2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string">
            <text:p>PF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3</text:p>
          </table:table-cell>
          <table:table-cell office:value-type="string">
            <text:p>FSMC_A3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PF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4</text:p>
          </table:table-cell>
          <table:table-cell office:value-type="string">
            <text:p>FSMC_A4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PF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5</text:p>
          </table:table-cell>
          <table:table-cell office:value-type="string">
            <text:p>FSMC_A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VSS_5</text:p>
          </table:table-cell>
          <table:table-cell office:value-type="string">
            <text:p>S</text:p>
          </table:table-cell>
          <table:table-cell/>
          <table:table-cell office:value-type="string">
            <text:p>VSS_5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VDD_5</text:p>
          </table:table-cell>
          <table:table-cell office:value-type="string">
            <text:p>S</text:p>
          </table:table-cell>
          <table:table-cell/>
          <table:table-cell office:value-type="string">
            <text:p>VDD_5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office:value-type="string">
            <text:p>PF6</text:p>
          </table:table-cell>
          <table:table-cell office:value-type="string">
            <text:p>I/O</text:p>
          </table:table-cell>
          <table:table-cell/>
          <table:table-cell office:value-type="string">
            <text:p>PF6</text:p>
          </table:table-cell>
          <table:table-cell office:value-type="string">
            <text:p>ADC3_IN4/FSMC_NIORD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PF7</text:p>
          </table:table-cell>
          <table:table-cell office:value-type="string">
            <text:p>I/O</text:p>
          </table:table-cell>
          <table:table-cell/>
          <table:table-cell office:value-type="string">
            <text:p>PF7</text:p>
          </table:table-cell>
          <table:table-cell office:value-type="string">
            <text:p>ADC3_IN5/FSMC_NREG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PF8</text:p>
          </table:table-cell>
          <table:table-cell office:value-type="string">
            <text:p>I/O</text:p>
          </table:table-cell>
          <table:table-cell/>
          <table:table-cell office:value-type="string">
            <text:p>PF8</text:p>
          </table:table-cell>
          <table:table-cell office:value-type="string">
            <text:p>ADC3_IN6/FSMC_NIOWR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office:value-type="string">
            <text:p>PF9</text:p>
          </table:table-cell>
          <table:table-cell office:value-type="string">
            <text:p>I/O</text:p>
          </table:table-cell>
          <table:table-cell/>
          <table:table-cell office:value-type="string">
            <text:p>PF9</text:p>
          </table:table-cell>
          <table:table-cell office:value-type="string">
            <text:p>ADC3_IN7/FSMC_CD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PF10</text:p>
          </table:table-cell>
          <table:table-cell office:value-type="string">
            <text:p>I/O</text:p>
          </table:table-cell>
          <table:table-cell/>
          <table:table-cell office:value-type="string">
            <text:p>PF10</text:p>
          </table:table-cell>
          <table:table-cell office:value-type="string">
            <text:p>ADC3_IN8/FSMC_INTR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OSC_IN</text:p>
          </table:table-cell>
          <table:table-cell office:value-type="string">
            <text:p>I</text:p>
          </table:table-cell>
          <table:table-cell/>
          <table:table-cell office:value-type="string">
            <text:p>OSC_IN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OSC_OUT</text:p>
          </table:table-cell>
          <table:table-cell office:value-type="string">
            <text:p>O</text:p>
          </table:table-cell>
          <table:table-cell/>
          <table:table-cell office:value-type="string">
            <text:p>OSC_OUT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/>
          <table:table-cell office:value-type="string">
            <text:p>NRST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/>
          <table:table-cell office:value-type="string">
            <text:p>PC0</text:p>
          </table:table-cell>
          <table:table-cell office:value-type="string">
            <text:p>ADC123_IN1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/>
          <table:table-cell office:value-type="string">
            <text:p>PC1</text:p>
          </table:table-cell>
          <table:table-cell office:value-type="string">
            <text:p>ADC123_IN11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/>
          <table:table-cell office:value-type="string">
            <text:p>PC2</text:p>
          </table:table-cell>
          <table:table-cell office:value-type="string">
            <text:p>ADC123_IN1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/>
          <table:table-cell office:value-type="string">
            <text:p>PC3</text:p>
          </table:table-cell>
          <table:table-cell office:value-type="string">
            <text:p>ADC123_IN13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VSSA</text:p>
          </table:table-cell>
          <table:table-cell office:value-type="string">
            <text:p>S</text:p>
          </table:table-cell>
          <table:table-cell/>
          <table:table-cell office:value-type="string">
            <text:p>VSSA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string">
            <text:p>VREF-</text:p>
          </table:table-cell>
          <table:table-cell office:value-type="string">
            <text:p>S</text:p>
          </table:table-cell>
          <table:table-cell/>
          <table:table-cell office:value-type="string">
            <text:p>VREF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string">
            <text:p>VREF+</text:p>
          </table:table-cell>
          <table:table-cell office:value-type="string">
            <text:p>S</text:p>
          </table:table-cell>
          <table:table-cell/>
          <table:table-cell office:value-type="string">
            <text:p>VREF+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VDDA</text:p>
          </table:table-cell>
          <table:table-cell office:value-type="string">
            <text:p>S</text:p>
          </table:table-cell>
          <table:table-cell/>
          <table:table-cell office:value-type="string">
            <text:p>VDDA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PA0-WKUP</text:p>
          </table:table-cell>
          <table:table-cell office:value-type="string">
            <text:p>I/O</text:p>
          </table:table-cell>
          <table:table-cell/>
          <table:table-cell office:value-type="string">
            <text:p>PA0</text:p>
          </table:table-cell>
          <table:table-cell office:value-type="string">
            <text:p>WKUP/USART2_CTS/ADC123_IN0/TIM2_CH1_ETR/TIM5_CH1/TIM8_ETR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/>
          <table:table-cell office:value-type="string">
            <text:p>PA1</text:p>
          </table:table-cell>
          <table:table-cell office:value-type="string">
            <text:p>USART2_RTS/ADC123_IN1/TIM5_CH2/TIM2_CH2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/>
          <table:table-cell office:value-type="string">
            <text:p>PA2</text:p>
          </table:table-cell>
          <table:table-cell office:value-type="string">
            <text:p>USART2_TX/TIM5_CH3/ADC123_IN2/TIM2_CH3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/>
          <table:table-cell office:value-type="string">
            <text:p>PA3</text:p>
          </table:table-cell>
          <table:table-cell office:value-type="string">
            <text:p>USART2_RX/TIM5_CH4/ADC123_IN3/TIM2_CH4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string">
            <text:p>VSS_4</text:p>
          </table:table-cell>
          <table:table-cell office:value-type="string">
            <text:p>S</text:p>
          </table:table-cell>
          <table:table-cell/>
          <table:table-cell office:value-type="string">
            <text:p>VSS_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string">
            <text:p>VDD_4</text:p>
          </table:table-cell>
          <table:table-cell office:value-type="string">
            <text:p>S</text:p>
          </table:table-cell>
          <table:table-cell/>
          <table:table-cell office:value-type="string">
            <text:p>VDD_4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/>
          <table:table-cell office:value-type="string">
            <text:p>PA4</text:p>
          </table:table-cell>
          <table:table-cell office:value-type="string">
            <text:p>SPI1_NSS/USART2_CK/DAC_OUT1/ADC12_IN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/>
          <table:table-cell office:value-type="string">
            <text:p>PA5</text:p>
          </table:table-cell>
          <table:table-cell office:value-type="string">
            <text:p>SPI1_SCK/DAC_OUT2/ADC12_IN5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/>
          <table:table-cell office:value-type="string">
            <text:p>PA6</text:p>
          </table:table-cell>
          <table:table-cell office:value-type="string">
            <text:p>SPI1_MISO/TIM8_BKIN/ADC12_IN6/TIM3_CH1</text:p>
          </table:table-cell>
          <table:table-cell office:value-type="string">
            <text:p>TIM1_BKIN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/>
          <table:table-cell office:value-type="string">
            <text:p>PA7</text:p>
          </table:table-cell>
          <table:table-cell office:value-type="string">
            <text:p>SPI1_MOSI/TIM8_CH1N/ADC12_IN7/TIM3_CH2</text:p>
          </table:table-cell>
          <table:table-cell office:value-type="string">
            <text:p>TIM1_CH1N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/>
          <table:table-cell office:value-type="string">
            <text:p>PC4</text:p>
          </table:table-cell>
          <table:table-cell office:value-type="string">
            <text:p>ADC12_IN14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/>
          <table:table-cell office:value-type="string">
            <text:p>PC5</text:p>
          </table:table-cell>
          <table:table-cell office:value-type="string">
            <text:p>ADC12_IN15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/>
          <table:table-cell office:value-type="string">
            <text:p>PB0</text:p>
          </table:table-cell>
          <table:table-cell office:value-type="string">
            <text:p>ADC12_IN8/TIM3_CH3/TIM8_CH2N</text:p>
          </table:table-cell>
          <table:table-cell office:value-type="string">
            <text:p>TIM1_CH2N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/>
          <table:table-cell office:value-type="string">
            <text:p>PB1</text:p>
          </table:table-cell>
          <table:table-cell office:value-type="string">
            <text:p>ADC12_IN9/TIM3_CH4/TIM8_CH3N</text:p>
          </table:table-cell>
          <table:table-cell office:value-type="string">
            <text:p>TIM1_CH3N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2/BOOT1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49">
            <text:p>49</text:p>
          </table:table-cell>
          <table:table-cell office:value-type="string">
            <text:p>PF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1</text:p>
          </table:table-cell>
          <table:table-cell office:value-type="string">
            <text:p>FSMC_NIOS16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PF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2</text:p>
          </table:table-cell>
          <table:table-cell office:value-type="string">
            <text:p>FSMC_A6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VSS_6</text:p>
          </table:table-cell>
          <table:table-cell office:value-type="string">
            <text:p>S</text:p>
          </table:table-cell>
          <table:table-cell/>
          <table:table-cell office:value-type="string">
            <text:p>VSS_6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VDD_6</text:p>
          </table:table-cell>
          <table:table-cell office:value-type="string">
            <text:p>S</text:p>
          </table:table-cell>
          <table:table-cell/>
          <table:table-cell office:value-type="string">
            <text:p>VDD_6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PF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3</text:p>
          </table:table-cell>
          <table:table-cell office:value-type="string">
            <text:p>FSMC_A7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PF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4</text:p>
          </table:table-cell>
          <table:table-cell office:value-type="string">
            <text:p>FSMC_A8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PF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5</text:p>
          </table:table-cell>
          <table:table-cell office:value-type="string">
            <text:p>FSMC_A9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PG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0</text:p>
          </table:table-cell>
          <table:table-cell office:value-type="string">
            <text:p>FSMC_A10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PG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</text:p>
          </table:table-cell>
          <table:table-cell office:value-type="string">
            <text:p>FSMC_A11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PE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7</text:p>
          </table:table-cell>
          <table:table-cell office:value-type="string">
            <text:p>FSMC_D4</text:p>
          </table:table-cell>
          <table:table-cell office:value-type="string">
            <text:p>TIM1_ETR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string">
            <text:p>PE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8</text:p>
          </table:table-cell>
          <table:table-cell office:value-type="string">
            <text:p>FSMC_D5</text:p>
          </table:table-cell>
          <table:table-cell office:value-type="string">
            <text:p>TIM1_CH1N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string">
            <text:p>PE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9</text:p>
          </table:table-cell>
          <table:table-cell office:value-type="string">
            <text:p>FSMC_D6</text:p>
          </table:table-cell>
          <table:table-cell office:value-type="string">
            <text:p>TIM1_CH1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 office:value-type="string">
            <text:p>VSS_7</text:p>
          </table:table-cell>
          <table:table-cell office:value-type="string">
            <text:p>S</text:p>
          </table:table-cell>
          <table:table-cell/>
          <table:table-cell office:value-type="string">
            <text:p>VSS_7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VDD_7</text:p>
          </table:table-cell>
          <table:table-cell office:value-type="string">
            <text:p>S</text:p>
          </table:table-cell>
          <table:table-cell/>
          <table:table-cell office:value-type="string">
            <text:p>VDD_7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string">
            <text:p>PE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0</text:p>
          </table:table-cell>
          <table:table-cell office:value-type="string">
            <text:p>FSMC_D7</text:p>
          </table:table-cell>
          <table:table-cell office:value-type="string">
            <text:p>TIM1_CH2N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string">
            <text:p>PE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1</text:p>
          </table:table-cell>
          <table:table-cell office:value-type="string">
            <text:p>FSMC_D8</text:p>
          </table:table-cell>
          <table:table-cell office:value-type="string">
            <text:p>TIM1_CH2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string">
            <text:p>PE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2</text:p>
          </table:table-cell>
          <table:table-cell office:value-type="string">
            <text:p>FSMC_D9</text:p>
          </table:table-cell>
          <table:table-cell office:value-type="string">
            <text:p>TIM1_CH3N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string">
            <text:p>PE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3</text:p>
          </table:table-cell>
          <table:table-cell office:value-type="string">
            <text:p>FSMC_D10</text:p>
          </table:table-cell>
          <table:table-cell office:value-type="string">
            <text:p>TIM1_CH3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string">
            <text:p>PE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4</text:p>
          </table:table-cell>
          <table:table-cell office:value-type="string">
            <text:p>FSMC_D11</text:p>
          </table:table-cell>
          <table:table-cell office:value-type="string">
            <text:p>TIM1_CH4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string">
            <text:p>PE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5</text:p>
          </table:table-cell>
          <table:table-cell office:value-type="string">
            <text:p>FSMC_D12</text:p>
          </table:table-cell>
          <table:table-cell office:value-type="string">
            <text:p>TIM1_BKIN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0</text:p>
          </table:table-cell>
          <table:table-cell office:value-type="string">
            <text:p>I2C2_SCL/USART3_TX</text:p>
          </table:table-cell>
          <table:table-cell office:value-type="string">
            <text:p>TIM2_CH3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1</text:p>
          </table:table-cell>
          <table:table-cell office:value-type="string">
            <text:p>I2C2_SDA/USART3_RX</text:p>
          </table:table-cell>
          <table:table-cell office:value-type="string">
            <text:p>TIM2_CH4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string">
            <text:p>VSS_1</text:p>
          </table:table-cell>
          <table:table-cell office:value-type="string">
            <text:p>S</text:p>
          </table:table-cell>
          <table:table-cell/>
          <table:table-cell office:value-type="string">
            <text:p>VSS_1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string">
            <text:p>VDD_1</text:p>
          </table:table-cell>
          <table:table-cell office:value-type="string">
            <text:p>S</text:p>
          </table:table-cell>
          <table:table-cell/>
          <table:table-cell office:value-type="string">
            <text:p>VDD_1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2</text:p>
          </table:table-cell>
          <table:table-cell office:value-type="string">
            <text:p>SPI2_NSS/I2S2_WS/I2C2_SMBA/USART3_CK/TIM1_BKIN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3</text:p>
          </table:table-cell>
          <table:table-cell office:value-type="string">
            <text:p>SPI2_SCK/I2S2_CK/USART3_CTS/TIM1_CH1N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4</text:p>
          </table:table-cell>
          <table:table-cell office:value-type="string">
            <text:p>SPI2_MISO/TIM1_CH2N/USART3_RTS/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5</text:p>
          </table:table-cell>
          <table:table-cell office:value-type="string">
            <text:p>SPI2_MOSI/I2S2_SD/TIM1_CH3N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8</text:p>
          </table:table-cell>
          <table:table-cell office:value-type="string">
            <text:p>FSMC_D13</text:p>
          </table:table-cell>
          <table:table-cell office:value-type="string">
            <text:p>USART3_TX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9</text:p>
          </table:table-cell>
          <table:table-cell office:value-type="string">
            <text:p>FSMC_D14</text:p>
          </table:table-cell>
          <table:table-cell office:value-type="string">
            <text:p>USART3_RX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0</text:p>
          </table:table-cell>
          <table:table-cell office:value-type="string">
            <text:p>FSMC_D15</text:p>
          </table:table-cell>
          <table:table-cell office:value-type="string">
            <text:p>USART3_CK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1</text:p>
          </table:table-cell>
          <table:table-cell office:value-type="string">
            <text:p>FSMC_A16</text:p>
          </table:table-cell>
          <table:table-cell office:value-type="string">
            <text:p>USART3_CTS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2</text:p>
          </table:table-cell>
          <table:table-cell office:value-type="string">
            <text:p>FSMC_A17/TIM4_CH1/USART3_RTS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3</text:p>
          </table:table-cell>
          <table:table-cell office:value-type="string">
            <text:p>FSMC_A18</text:p>
          </table:table-cell>
          <table:table-cell office:value-type="string">
            <text:p>TIM4_CH2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 office:value-type="string">
            <text:p>VSS_8</text:p>
          </table:table-cell>
          <table:table-cell office:value-type="string">
            <text:p>S</text:p>
          </table:table-cell>
          <table:table-cell/>
          <table:table-cell office:value-type="string">
            <text:p>VSS_8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VDD_8</text:p>
          </table:table-cell>
          <table:table-cell office:value-type="string">
            <text:p>S</text:p>
          </table:table-cell>
          <table:table-cell/>
          <table:table-cell office:value-type="string">
            <text:p>VDD_8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4</text:p>
          </table:table-cell>
          <table:table-cell office:value-type="string">
            <text:p>FSMC_D0</text:p>
          </table:table-cell>
          <table:table-cell office:value-type="string">
            <text:p>TIM4_CH3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5</text:p>
          </table:table-cell>
          <table:table-cell office:value-type="string">
            <text:p>FSMC_D1</text:p>
          </table:table-cell>
          <table:table-cell office:value-type="string">
            <text:p>TIM4_CH4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string">
            <text:p>PG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2</text:p>
          </table:table-cell>
          <table:table-cell office:value-type="string">
            <text:p>FSMC_A12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PG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3</text:p>
          </table:table-cell>
          <table:table-cell office:value-type="string">
            <text:p>FSMC_A13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office:value-type="string">
            <text:p>PG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4</text:p>
          </table:table-cell>
          <table:table-cell office:value-type="string">
            <text:p>FSMC_A14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PG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5</text:p>
          </table:table-cell>
          <table:table-cell office:value-type="string">
            <text:p>FSMC_A15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PG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6</text:p>
          </table:table-cell>
          <table:table-cell office:value-type="string">
            <text:p>FSMC_INT2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PG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7</text:p>
          </table:table-cell>
          <table:table-cell office:value-type="string">
            <text:p>FSMC_INT3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93">
            <text:p>93</text:p>
          </table:table-cell>
          <table:table-cell office:value-type="string">
            <text:p>PG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8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 office:value-type="string">
            <text:p>VSS_9</text:p>
          </table:table-cell>
          <table:table-cell office:value-type="string">
            <text:p>S</text:p>
          </table:table-cell>
          <table:table-cell/>
          <table:table-cell office:value-type="string">
            <text:p>VSS_9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95">
            <text:p>95</text:p>
          </table:table-cell>
          <table:table-cell office:value-type="string">
            <text:p>VDD_9</text:p>
          </table:table-cell>
          <table:table-cell office:value-type="string">
            <text:p>S</text:p>
          </table:table-cell>
          <table:table-cell/>
          <table:table-cell office:value-type="string">
            <text:p>VDD_9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6</text:p>
          </table:table-cell>
          <table:table-cell office:value-type="string">
            <text:p>I2S2_MCK/TIM8_CH1/SDIO_D6</text:p>
          </table:table-cell>
          <table:table-cell office:value-type="string">
            <text:p>TIM3_CH1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7</text:p>
          </table:table-cell>
          <table:table-cell office:value-type="string">
            <text:p>I2S3_MCK/TIM8_CH2/SDIO_D7</text:p>
          </table:table-cell>
          <table:table-cell office:value-type="string">
            <text:p>TIM3_CH2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8">
            <text:p>98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8</text:p>
          </table:table-cell>
          <table:table-cell office:value-type="string">
            <text:p>TIM8_CH3/SDIO_D0</text:p>
          </table:table-cell>
          <table:table-cell office:value-type="string">
            <text:p>TIM3_CH3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9</text:p>
          </table:table-cell>
          <table:table-cell office:value-type="string">
            <text:p>TIM8_CH4/SDIO_D1</text:p>
          </table:table-cell>
          <table:table-cell office:value-type="string">
            <text:p>TIM3_CH4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8</text:p>
          </table:table-cell>
          <table:table-cell office:value-type="string">
            <text:p>USART1_CK/TIM1_CH1/MCO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9</text:p>
          </table:table-cell>
          <table:table-cell office:value-type="string">
            <text:p>USART1_TX/TIM1_CH2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0</text:p>
          </table:table-cell>
          <table:table-cell office:value-type="string">
            <text:p>USART1_RX/TIM1_CH3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3">
            <text:p>103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1</text:p>
          </table:table-cell>
          <table:table-cell office:value-type="string">
            <text:p>USART1_CTS/USBDM/CAN_RX/TIM1_CH4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4">
            <text:p>104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2</text:p>
          </table:table-cell>
          <table:table-cell office:value-type="string">
            <text:p>USART1_RTS/USBDP/CAN_TX/TIM1_ETR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5">
            <text:p>105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MSSWDIO</text:p>
          </table:table-cell>
          <table:table-cell office:value-type="string">
            <text:p>PA13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string">
            <text:p>Not Connected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string">
            <text:p>VSS_2</text:p>
          </table:table-cell>
          <table:table-cell office:value-type="string">
            <text:p>S</text:p>
          </table:table-cell>
          <table:table-cell/>
          <table:table-cell office:value-type="string">
            <text:p>VSS_2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string">
            <text:p>VDD_2</text:p>
          </table:table-cell>
          <table:table-cell office:value-type="string">
            <text:p>S</text:p>
          </table:table-cell>
          <table:table-cell/>
          <table:table-cell office:value-type="string">
            <text:p>VDD_2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CKSWCLK</text:p>
          </table:table-cell>
          <table:table-cell office:value-type="string">
            <text:p>PA14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0">
            <text:p>110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I</text:p>
          </table:table-cell>
          <table:table-cell office:value-type="string">
            <text:p>SPI3_NSS/I2S3_WS/TIM2_CH1_ETR</text:p>
          </table:table-cell>
          <table:table-cell office:value-type="string">
            <text:p>PA15/SPI1_NSS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1">
            <text:p>111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0</text:p>
          </table:table-cell>
          <table:table-cell office:value-type="string">
            <text:p>UART4_TX/SDIO_D2</text:p>
          </table:table-cell>
          <table:table-cell office:value-type="string">
            <text:p>USART3_TX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2">
            <text:p>112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1</text:p>
          </table:table-cell>
          <table:table-cell office:value-type="string">
            <text:p>UART4_RX/SDIO_D3</text:p>
          </table:table-cell>
          <table:table-cell office:value-type="string">
            <text:p>USART3_RX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2</text:p>
          </table:table-cell>
          <table:table-cell office:value-type="string">
            <text:p>UART5_TX/SDIO_CK</text:p>
          </table:table-cell>
          <table:table-cell office:value-type="string">
            <text:p>USART3_CK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SC_IN</text:p>
          </table:table-cell>
          <table:table-cell office:value-type="string">
            <text:p>FSMC_D2(10)</text:p>
          </table:table-cell>
          <table:table-cell office:value-type="string">
            <text:p>CAN_RX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15">
            <text:p>115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SC_OUT</text:p>
          </table:table-cell>
          <table:table-cell office:value-type="string">
            <text:p>FSMC_D3(10)</text:p>
          </table:table-cell>
          <table:table-cell office:value-type="string">
            <text:p>CAN_TX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2</text:p>
          </table:table-cell>
          <table:table-cell office:value-type="string">
            <text:p>TIM3_ETR/UART5_RX/SDIO_CMD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17">
            <text:p>117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3</text:p>
          </table:table-cell>
          <table:table-cell office:value-type="string">
            <text:p>FSMC_CLK</text:p>
          </table:table-cell>
          <table:table-cell office:value-type="string">
            <text:p>USART2_CTS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18">
            <text:p>118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4</text:p>
          </table:table-cell>
          <table:table-cell office:value-type="string">
            <text:p>FSMC_NOE</text:p>
          </table:table-cell>
          <table:table-cell office:value-type="string">
            <text:p>USART2_RTS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19">
            <text:p>119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5</text:p>
          </table:table-cell>
          <table:table-cell office:value-type="string">
            <text:p>FSMC_NWE</text:p>
          </table:table-cell>
          <table:table-cell office:value-type="string">
            <text:p>USART2_TX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office:value-type="float" office:value="120">
            <text:p>120</text:p>
          </table:table-cell>
          <table:table-cell office:value-type="string">
            <text:p>VSS_10</text:p>
          </table:table-cell>
          <table:table-cell office:value-type="string">
            <text:p>S</text:p>
          </table:table-cell>
          <table:table-cell/>
          <table:table-cell office:value-type="string">
            <text:p>VSS_10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121">
            <text:p>121</text:p>
          </table:table-cell>
          <table:table-cell office:value-type="string">
            <text:p>VDD_10</text:p>
          </table:table-cell>
          <table:table-cell office:value-type="string">
            <text:p>S</text:p>
          </table:table-cell>
          <table:table-cell/>
          <table:table-cell office:value-type="string">
            <text:p>VDD_10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2">
            <text:p>122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6</text:p>
          </table:table-cell>
          <table:table-cell office:value-type="string">
            <text:p>FSMC_NWAIT</text:p>
          </table:table-cell>
          <table:table-cell office:value-type="string">
            <text:p>USART2_RX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23">
            <text:p>123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7</text:p>
          </table:table-cell>
          <table:table-cell office:value-type="string">
            <text:p>FSMC_NE1/FSMC_NCE2</text:p>
          </table:table-cell>
          <table:table-cell office:value-type="string">
            <text:p>USART2_CK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office:value-type="float" office:value="124">
            <text:p>124</text:p>
          </table:table-cell>
          <table:table-cell office:value-type="string">
            <text:p>PG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9</text:p>
          </table:table-cell>
          <table:table-cell office:value-type="string">
            <text:p>FSMC_NE2/FSMC_NCE3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5">
            <text:p>125</text:p>
          </table:table-cell>
          <table:table-cell office:value-type="string">
            <text:p>PG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0</text:p>
          </table:table-cell>
          <table:table-cell office:value-type="string">
            <text:p>FSMC_NCE4_1/FSMC_NE3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6">
            <text:p>126</text:p>
          </table:table-cell>
          <table:table-cell office:value-type="string">
            <text:p>PG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1</text:p>
          </table:table-cell>
          <table:table-cell office:value-type="string">
            <text:p>FSMC_NCE4_2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7">
            <text:p>127</text:p>
          </table:table-cell>
          <table:table-cell office:value-type="string">
            <text:p>PG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2</text:p>
          </table:table-cell>
          <table:table-cell office:value-type="string">
            <text:p>FSMC_NE4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8">
            <text:p>128</text:p>
          </table:table-cell>
          <table:table-cell office:value-type="string">
            <text:p>PG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3</text:p>
          </table:table-cell>
          <table:table-cell office:value-type="string">
            <text:p>FSMC_A24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29">
            <text:p>129</text:p>
          </table:table-cell>
          <table:table-cell office:value-type="string">
            <text:p>PG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4</text:p>
          </table:table-cell>
          <table:table-cell office:value-type="string">
            <text:p>FSMC_A25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float" office:value="130">
            <text:p>130</text:p>
          </table:table-cell>
          <table:table-cell office:value-type="string">
            <text:p>VSS_11</text:p>
          </table:table-cell>
          <table:table-cell office:value-type="string">
            <text:p>S</text:p>
          </table:table-cell>
          <table:table-cell/>
          <table:table-cell office:value-type="string">
            <text:p>VSS_11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131">
            <text:p>131</text:p>
          </table:table-cell>
          <table:table-cell office:value-type="string">
            <text:p>VDD_11</text:p>
          </table:table-cell>
          <table:table-cell office:value-type="string">
            <text:p>S</text:p>
          </table:table-cell>
          <table:table-cell/>
          <table:table-cell office:value-type="string">
            <text:p>VDD_11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float" office:value="132">
            <text:p>132</text:p>
          </table:table-cell>
          <table:table-cell office:value-type="string">
            <text:p>PG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5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string">
            <text:p>PB3/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O</text:p>
          </table:table-cell>
          <table:table-cell office:value-type="string">
            <text:p>SPI3_SCK/I2S3_CK/PB3/TRACESWO/TIM2_CH2/SPI1_SCK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NJTRST</text:p>
          </table:table-cell>
          <table:table-cell office:value-type="string">
            <text:p>SPI3_MISO</text:p>
          </table:table-cell>
          <table:table-cell office:value-type="string">
            <text:p>PB4/TIM3_CH1/SPI1_MISO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5">
            <text:p>135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/>
          <table:table-cell office:value-type="string">
            <text:p>PB5</text:p>
          </table:table-cell>
          <table:table-cell office:value-type="string">
            <text:p>I2C1_SMBA/PI3_MOSI/I2S3_SD</text:p>
          </table:table-cell>
          <table:table-cell office:value-type="string">
            <text:p>TIM3_CH2/SPI1_MOSI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6">
            <text:p>136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6</text:p>
          </table:table-cell>
          <table:table-cell office:value-type="string">
            <text:p>I2C1_SCL/TIM4_CH1</text:p>
          </table:table-cell>
          <table:table-cell table:style-name="ce3" office:value-type="string">
            <text:p>USART1_TX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7">
            <text:p>137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7</text:p>
          </table:table-cell>
          <table:table-cell office:value-type="string">
            <text:p>I2C1_SDA/FSMC_NADV/TIM4_CH2/USART1_RX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38">
            <text:p>138</text:p>
          </table:table-cell>
          <table:table-cell office:value-type="string">
            <text:p>BOOT0</text:p>
          </table:table-cell>
          <table:table-cell office:value-type="string">
            <text:p>I</text:p>
          </table:table-cell>
          <table:table-cell/>
          <table:table-cell office:value-type="string">
            <text:p>BOOT0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39">
            <text:p>139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8</text:p>
          </table:table-cell>
          <table:table-cell office:value-type="string">
            <text:p>TIM4_CH3/SDIO_D4I2C1_SCL/CAN_RX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9</text:p>
          </table:table-cell>
          <table:table-cell office:value-type="string">
            <text:p>TIM4_CH4/SDIO_D5/I2C1_SDA/CAN_TX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41">
            <text:p>141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0</text:p>
          </table:table-cell>
          <table:table-cell office:value-type="string">
            <text:p>TIM4_ETR/FSMC_NBL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42">
            <text:p>142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</text:p>
          </table:table-cell>
          <table:table-cell office:value-type="string">
            <text:p>FSMC_NBL1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43">
            <text:p>143</text:p>
          </table:table-cell>
          <table:table-cell office:value-type="string">
            <text:p>VSS_3</text:p>
          </table:table-cell>
          <table:table-cell office:value-type="string">
            <text:p>S</text:p>
          </table:table-cell>
          <table:table-cell/>
          <table:table-cell office:value-type="string">
            <text:p>VSS_3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string">
            <text:p>VDD_3</text:p>
          </table:table-cell>
          <table:table-cell office:value-type="string">
            <text:p>S</text:p>
          </table:table-cell>
          <table:table-cell/>
          <table:table-cell office:value-type="string">
            <text:p>VDD_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3">02/03/2010</text:date>, <text:time>08:5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3T08:56:48</dc:date>
    <meta:generator>OpenOffice.org/3.0$Linux OpenOffice.org_project/300m15$Build-9379</meta:generator>
    <meta:editing-duration>PT12H26M43S</meta:editing-duration>
    <meta:editing-cycles>2</meta:editing-cycles>
    <meta:document-statistic meta:table-count="1" meta:cell-count="963" meta:object-count="0"/>
    <meta:user-defined meta:name="Info 1"/>
    <meta:user-defined meta:name="Info 2"/>
    <meta:user-defined meta:name="Info 3"/>
    <meta:user-defined meta:name="Info 4"/>
  </office:meta>
</office:document-meta>
</file>